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i>H</mi>
        <mo stretchy="false">=</mo>
        <mrow>
          <mfrac>
            <mrow>
              <msup>
                <mrow>
                  <mstyle mathvariant="bold">
                    <mrow>
                      <mi>p</mi>
                    </mrow>
                  </mstyle>
                </mrow>
                <mn>2</mn>
              </msup>
            </mrow>
            <mrow>
              <mn>2</mn>
              <msub>
                <mi>m</mi>
                <mtext>e</mtext>
              </msub>
            </mrow>
          </mfrac>
          <mo stretchy="false">+</mo>
          <mi>V</mi>
        </mrow>
      </mrow>
      <mrow>
        <mrow>
          <mrow>
            <mo stretchy="false">(</mo>
            <mrow>
              <mstyle mathvariant="bold">
                <mrow>
                  <mi>r</mi>
                </mrow>
              </mstyle>
            </mrow>
            <mo stretchy="false">)</mo>
          </mrow>
          <mo stretchy="false">+</mo>
          <msub>
            <mi>H</mi>
            <mtext>pm</mtext>
          </msub>
        </mrow>
        <mo stretchy="false">+</mo>
        <msub>
          <mi>H</mi>
          <mtext>dia</mtext>
        </msub>
      </mrow>
    </mrow>
    <annotation encoding="StarMath 5.0">H =
{{bold p}^2} over {2 m_"e"} + V(bold r) + H_"pm" + H_"dia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11:07:05.315000000</meta:creation-date>
    <meta:generator>LibreOffice/4.1.4.2$Windows_x86 LibreOffice_project/0a0440ccc0227ad9829de5f46be37cfb6edcf72</meta:generator>
  </office:meta>
</office:document-meta>
</file>